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49cm" fo:border="0.05pt solid #000000" style:writing-mode="pag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49cm" fo:border="0.05pt solid #000000" style:writing-mode="page"/>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49cm" fo:border="0.05pt solid #000000" style:writing-mode="page"/>
    </style:style>
    <style:style style:name="P1" style:family="paragraph" style:parent-style-name="Standard">
      <style:text-properties officeooo:rsid="0004a242" officeooo:paragraph-rsid="0004a242"/>
    </style:style>
    <style:style style:name="P2" style:family="paragraph" style:parent-style-name="Standard">
      <style:text-properties officeooo:rsid="0009a940" officeooo:paragraph-rsid="0009a940"/>
    </style:style>
    <style:style style:name="P3" style:family="paragraph" style:parent-style-name="Standard">
      <style:text-properties officeooo:rsid="000ac617" officeooo:paragraph-rsid="000ac617"/>
    </style:style>
    <style:style style:name="P4" style:family="paragraph" style:parent-style-name="Standard">
      <style:text-properties officeooo:rsid="0018d3bc" officeooo:paragraph-rsid="0018d3bc"/>
    </style:style>
    <style:style style:name="P5" style:family="paragraph" style:parent-style-name="Standard">
      <style:text-properties officeooo:rsid="001ac217" officeooo:paragraph-rsid="001ac217"/>
    </style:style>
    <style:style style:name="P6" style:family="paragraph" style:parent-style-name="Standard" style:list-style-name="L2">
      <style:text-properties officeooo:paragraph-rsid="001ac217"/>
    </style:style>
    <style:style style:name="P7" style:family="paragraph" style:parent-style-name="Standard" style:list-style-name="L3">
      <style:text-properties officeooo:paragraph-rsid="001ac217"/>
    </style:style>
    <style:style style:name="P8" style:family="paragraph" style:parent-style-name="Standard" style:list-style-name="L3">
      <style:text-properties officeooo:paragraph-rsid="001f8abc"/>
    </style:style>
    <style:style style:name="P9" style:family="paragraph" style:parent-style-name="Standard">
      <style:text-properties officeooo:rsid="001f8abc" officeooo:paragraph-rsid="001f8abc"/>
    </style:style>
    <style:style style:name="P10" style:family="paragraph" style:parent-style-name="Standard">
      <style:text-properties officeooo:rsid="0021d037" officeooo:paragraph-rsid="0021d037"/>
    </style:style>
    <style:style style:name="P11" style:family="paragraph" style:parent-style-name="Standard">
      <style:text-properties officeooo:rsid="00223422" officeooo:paragraph-rsid="00223422"/>
    </style:style>
    <style:style style:name="P12" style:family="paragraph" style:parent-style-name="Standard" style:list-style-name="L1">
      <style:text-properties officeooo:rsid="002342fa" officeooo:paragraph-rsid="002342fa"/>
    </style:style>
    <style:style style:name="P13" style:family="paragraph" style:parent-style-name="Standard" style:list-style-name="L1">
      <style:text-properties officeooo:rsid="002342fa" officeooo:paragraph-rsid="00262516"/>
    </style:style>
    <style:style style:name="P14" style:family="paragraph" style:parent-style-name="Standard" style:list-style-name="L1">
      <style:text-properties officeooo:rsid="00262516" officeooo:paragraph-rsid="00262516"/>
    </style:style>
    <style:style style:name="P15" style:family="paragraph" style:parent-style-name="Table_20_Contents">
      <style:text-properties officeooo:rsid="0018d3bc" officeooo:paragraph-rsid="0018d3bc"/>
    </style:style>
    <style:style style:name="P16" style:family="paragraph" style:parent-style-name="Table_20_Contents">
      <style:text-properties fo:font-weight="bold" officeooo:rsid="0018d3bc" officeooo:paragraph-rsid="0018d3bc" style:font-weight-asian="bold" style:font-weight-complex="bold"/>
    </style:style>
    <style:style style:name="P17" style:family="paragraph" style:parent-style-name="Table_20_Contents">
      <style:text-properties fo:font-weight="bold" officeooo:rsid="001ac217" officeooo:paragraph-rsid="001ac217" style:font-weight-asian="bold" style:font-weight-complex="bold"/>
    </style:style>
    <style:style style:name="P18" style:family="paragraph" style:parent-style-name="Table_20_Contents">
      <style:text-properties fo:font-size="8pt" officeooo:rsid="0018d3bc" officeooo:paragraph-rsid="0018d3bc" style:font-size-asian="8pt" style:font-size-complex="8pt"/>
    </style:style>
    <style:style style:name="P19" style:family="paragraph" style:parent-style-name="Table_20_Contents">
      <style:text-properties fo:font-size="8pt" officeooo:rsid="001da00d" officeooo:paragraph-rsid="001da00d" style:font-size-asian="8pt" style:font-size-complex="8pt"/>
    </style:style>
    <style:style style:name="P20" style:family="paragraph" style:parent-style-name="Table_20_Contents">
      <style:text-properties officeooo:rsid="001ac217" officeooo:paragraph-rsid="001ac217"/>
    </style:style>
    <style:style style:name="T1" style:family="text">
      <style:text-properties officeooo:rsid="001ac217"/>
    </style:style>
    <style:style style:name="T2" style:family="text">
      <style:text-properties officeooo:rsid="0020ef4c"/>
    </style:style>
    <style:style style:name="T3" style:family="text">
      <style:text-properties officeooo:rsid="00234280"/>
    </style:style>
    <style:style style:name="T4" style:family="text">
      <style:text-properties officeooo:rsid="00262516"/>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amen PSP</text:p>
      <text:p text:style-name="P3"/>
      <text:p text:style-name="P4">El objetivo del examen es realizar una aplicación que sirva para crear entradas en un blog. Cada usuario podrá escribir textos en el blog con un título.</text:p>
      <text:p text:style-name="P4">Un usuario sin autentificar sólo podrá ver la página de inicio del blog, que será similar a:</text:p>
      <text:p text:style-name="P4"/>
      <text:p text:style-name="P5">http://localhost:8080/inicio</text:p>
      <table:table table:name="Tabla1" table:style-name="Tabla1">
        <table:table-column table:style-name="Tabla1.A"/>
        <table:table-row>
          <table:table-cell table:style-name="Tabla1.A1" office:value-type="string">
            <text:p text:style-name="P16"/>
            <text:p text:style-name="P16">Título de la Entrada1</text:p>
            <text:p text:style-name="P18">Escrito por pepe</text:p>
            <text:p text:style-name="P19">Id entrada 2</text:p>
            <text:p text:style-name="P15">Texto de la Entrada1.</text:p>
            <text:p text:style-name="P15"/>
            <text:p text:style-name="P16">Título de la Entrada2</text:p>
            <text:p text:style-name="P18">Escrito por lolo</text:p>
            <text:p text:style-name="P19">Id entrada 1</text:p>
            <text:p text:style-name="P15">Texto de la Entrada2.</text:p>
          </table:table-cell>
        </table:table-row>
      </table:table>
      <text:p text:style-name="P4"/>
      <text:p text:style-name="P11">Se mostrará primero la entras más reciente.</text:p>
      <text:p text:style-name="P4"/>
      <text:p text:style-name="P5">Los usuarios se podrán autentificar en la url <text:a xlink:type="simple" xlink:href="http://localhost:8080/acceso" text:style-name="Internet_20_link" text:visited-style-name="Visited_20_Internet_20_Link">http://localhost:8080/acceso</text:a></text:p>
      <text:p text:style-name="P5">En el caso de fallar la autentificación, se volverá a mostrar la página de autentificación con un mensaje de “acceso denegado” y se les volverá a preguntar el usuario y contraseña.</text:p>
      <text:p text:style-name="P5"/>
      <text:p text:style-name="P5">En el caso iniciar sesión correctamente, se entrará en la página:</text:p>
      <text:p text:style-name="P5"><text:a xlink:type="simple" xlink:href="http://localhost:8080/gestion" text:style-name="Internet_20_link" text:visited-style-name="Visited_20_Internet_20_Link">http://localhost:8080/gestion</text:a></text:p>
      <table:table table:name="Tabla2" table:style-name="Tabla2">
        <table:table-column table:style-name="Tabla2.A"/>
        <table:table-row>
          <table:table-cell table:style-name="Tabla2.A1" office:value-type="string">
            <text:p text:style-name="P17">Gestión</text:p>
            <text:p text:style-name="P20">Crear nueva entrada</text:p>
            <text:p text:style-name="P20">Borrar entrada</text:p>
            <text:p text:style-name="P20"/>
            <text:p text:style-name="P20">Cerrar sesión</text:p>
          </table:table-cell>
        </table:table-row>
      </table:table>
      <text:p text:style-name="P5"/>
      <text:p text:style-name="P5">Las opciones mostradas anteriormente serán enlaces a las páginas:</text:p>
      <text:p text:style-name="P5"/>
      <text:list text:style-name="L2">
        <text:list-item>
          <text:p text:style-name="P6"><text:span text:style-name="T1">Cerrar sesión: </text:span><text:a xlink:type="simple" xlink:href="http://localhost:8080/cerrar" text:style-name="Internet_20_link" text:visited-style-name="Visited_20_Internet_20_Link"><text:span text:style-name="T1">http://localhost:8080/cerrar</text:span></text:a></text:p>
        </text:list-item>
      </text:list>
      <text:p text:style-name="P5">La visita a esta página cierra la sesión del usuario.</text:p>
      <text:p text:style-name="P5"/>
      <text:list text:style-name="L3">
        <text:list-item>
          <text:p text:style-name="P7"><text:span text:style-name="T1">Crear nueva entrada: </text:span><text:a xlink:type="simple" xlink:href="http://localhost:8080/nueva" text:style-name="Internet_20_link" text:visited-style-name="Visited_20_Internet_20_Link"><text:span text:style-name="T1">http://localhost:8080/nueva</text:span></text:a></text:p>
        </text:list-item>
      </text:list>
      <text:p text:style-name="P5">La visita a esta página mostrará un formulario similar a:</text:p>
      <table:table table:name="Tabla3" table:style-name="Tabla3">
        <table:table-column table:style-name="Tabla3.A"/>
        <table:table-row>
          <table:table-cell table:style-name="Tabla3.A1" office:value-type="string">
            <text:p text:style-name="P17">Nueva entrada</text:p>
            <text:p text:style-name="P20"/>
            <text:p text:style-name="P20">Título: Cuadro de texto para introducir el título de la entrada</text:p>
            <text:p text:style-name="P20">Contenido: Cuadro de texto para introducir el contenido de la entrada</text:p>
            <text:p text:style-name="P20"/>
            <text:p text:style-name="P20">Botón de publicar</text:p>
          </table:table-cell>
        </table:table-row>
      </table:table>
      <text:p text:style-name="P5"/>
      <text:p text:style-name="P5">Al pulsar el botón de publicar se publicará la entrada.</text:p>
      <text:p text:style-name="P5"/>
      <text:list text:continue-numbering="true" text:style-name="L3">
        <text:list-item>
          <text:p text:style-name="P8"><text:span text:style-name="T1">Borrar entrada</text:span>: <text:a xlink:type="simple" xlink:href="http://localhost:8080/borrar" text:style-name="Internet_20_link" text:visited-style-name="Visited_20_Internet_20_Link">http://localhost:8080/<text:span text:style-name="T2">borrar</text:span></text:a></text:p>
        </text:list-item>
      </text:list>
      <text:p text:style-name="P9">Se mostrará un formulario que solicitará el id de la entrada y botón de enviar el formulario. Al pulsar el formulario, la entrada se borrará.</text:p>
      <text:p text:style-name="P9"/>
      <text:p text:style-name="P10">El id de la entrada será simplemente el orden de publicación de las entradas.</text:p>
      <text:p text:style-name="P10"><text:soft-page-break/></text:p>
      <text:p text:style-name="P11">Los datos de las entradas se guardarán en una estructura similar a la siguiente:</text:p>
      <text:p text:style-name="P11"/>
      <text:p text:style-name="Preformatted_20_Text">const datos = {</text:p>
      <text:p text:style-name="Preformatted_20_Text"><text:s text:c="2"/>usuarios: [</text:p>
      <text:p text:style-name="Preformatted_20_Text"><text:s text:c="4"/>{user: 'pepe', password: '12345'},</text:p>
      <text:p text:style-name="Preformatted_20_Text"><text:s text:c="4"/>{user: 'lolo', password: '12345'}</text:p>
      <text:p text:style-name="Preformatted_20_Text"><text:s text:c="2"/>],</text:p>
      <text:p text:style-name="Preformatted_20_Text"><text:s text:c="2"/>entradas: [</text:p>
      <text:p text:style-name="Preformatted_20_Text"><text:s text:c="4"/>{</text:p>
      <text:p text:style-name="Preformatted_20_Text"><text:s text:c="6"/>id: 1, </text:p>
      <text:p text:style-name="Preformatted_20_Text"><text:s text:c="6"/>titulo: 'Entrada1', </text:p>
      <text:p text:style-name="Preformatted_20_Text"><text:s text:c="6"/>contenido: 'Contenido de la entrada', autor: 'pepe'</text:p>
      <text:p text:style-name="Preformatted_20_Text"><text:s text:c="4"/>},</text:p>
      <text:p text:style-name="Preformatted_20_Text"><text:s text:c="4"/>{</text:p>
      <text:p text:style-name="Preformatted_20_Text"><text:s text:c="6"/>id: 3, </text:p>
      <text:p text:style-name="Preformatted_20_Text"><text:s text:c="6"/>titulo: 'Entrada3', </text:p>
      <text:p text:style-name="Preformatted_20_Text"><text:s text:c="6"/>contenido: 'Contenido de la entrada', autor: 'lolo'</text:p>
      <text:p text:style-name="Preformatted_20_Text"><text:s text:c="4"/>},</text:p>
      <text:p text:style-name="Preformatted_20_Text"><text:s text:c="4"/>{</text:p>
      <text:p text:style-name="Preformatted_20_Text"><text:s text:c="6"/>id: 6, </text:p>
      <text:p text:style-name="Preformatted_20_Text"><text:s text:c="6"/>titulo: 'Entrada6', </text:p>
      <text:p text:style-name="Preformatted_20_Text"><text:s text:c="6"/>contenido: 'Contenido de la entrada', autor: 'pepe'</text:p>
      <text:p text:style-name="Preformatted_20_Text"><text:s text:c="4"/>}</text:p>
      <text:p text:style-name="Preformatted_20_Text"><text:s text:c="2"/>]</text:p>
      <text:p text:style-name="Preformatted_20_Text">}</text:p>
      <text:p text:style-name="Preformatted_20_Text">var contadorId = 6;</text:p>
      <text:p text:style-name="P11"/>
      <text:p text:style-name="P11">La variable contadorId se usará para guardar el id de la última entrada introducida. Solamente se irá incrementando cuando se introduzca una nueva entrada. Tenga en cuenta que en la lista de entradas <text:span text:style-name="T3">del ejemplo aunque el contador de contadorId marca 6 entradas, sólo hay 3 pues las faltantes se habrán borrado.</text:span></text:p>
      <text:p text:style-name="P9"/>
      <text:p text:style-name="P5"/>
      <text:p text:style-name="P5"><text:s/></text:p>
      <text:list text:style-name="L1">
        <text:list-item>
          <text:p text:style-name="P12">(5 ptos) Hacer todas las páginas mencionadas en la descripción funcionando correctamente. Un pto por página.</text:p>
        </text:list-item>
        <text:list-item>
          <text:p text:style-name="P12"><text:span text:style-name="T4">(1 pto) </text:span>Enviar una cookie con un token de sesión cuando el usuario se autentifique. La sesión durará 5 minutos. </text:p>
        </text:list-item>
        <text:list-item>
          <text:p text:style-name="P13"><text:span text:style-name="T4">(1 pto) </text:span>Usar el token para verificar si el usuario ha iniciado o no la sesión.</text:p>
        </text:list-item>
        <text:list-item>
          <text:p text:style-name="P13"><text:span text:style-name="T4">(1 pto) </text:span>Hacer caducar la cookie para realizar el cierre de sesión.</text:p>
        </text:list-item>
        <text:list-item>
          <text:p text:style-name="P14">(1 pto) Usar plantillas ejs para dibujar las páginas.</text:p>
        </text:list-item>
        <text:list-item>
          <text:p text:style-name="P14">(1 pto) Usar correctamente las peticiones GET y POST.</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loext:graphic-properties draw:fill="solid" draw:fill-color="#eeeeee"/>
      <style:paragraph-properties fo:margin-top="0cm" fo:margin-bottom="0cm" style:contextual-spacing="false" fo:background-color="#eeeee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9:57:02.171927330</meta:creation-date>
    <dc:date>2023-12-21T10:23:14.204122098</dc:date>
    <meta:editing-duration>PT2H41M42S</meta:editing-duration>
    <meta:editing-cycles>33</meta:editing-cycles>
    <meta:generator>LibreOffice/7.5.9.2$Linux_X86_64 LibreOffice_project/50$Build-2</meta:generator>
    <meta:document-statistic meta:table-count="3" meta:image-count="0" meta:object-count="0" meta:page-count="2" meta:paragraph-count="67" meta:word-count="476" meta:character-count="2957" meta:non-whitespace-character-count="2448"/>
  </office:meta>
</office:document-meta>
</file>